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List_20_Paragraph" style:list-style-name="WWNum37">
      <style:text-properties officeooo:paragraph-rsid="000f56ee"/>
    </style:style>
    <style:style style:name="P2" style:family="paragraph" style:parent-style-name="List_20_Paragraph">
      <style:text-properties officeooo:paragraph-rsid="000f56ee"/>
    </style:style>
    <style:style style:name="P3" style:family="paragraph" style:parent-style-name="List_20_Paragraph">
      <style:text-properties officeooo:rsid="000f56ee" officeooo:paragraph-rsid="000f56e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list xml:id="list1783238686" text:style-name="WWNum37">
        <text:list-item>
          <text:p text:style-name="P1">How would you fix your code so that this issue is no longer present?</text:p>
        </text:list-item>
      </text:list>
      <text:p text:style-name="P2"/>
      <text:p text:style-name="P3">We would sanitize all input, without limiting functionality as well as checking against predefined queries instead of using the variable from the user directl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5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6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1T23:46:54.420264360</meta:creation-date>
    <dc:date>2019-04-21T23:52:17.951210750</dc:date>
    <meta:editing-duration>PT5M24S</meta:editing-duration>
    <meta:editing-cycles>1</meta:editing-cycles>
    <meta:document-statistic meta:table-count="0" meta:image-count="0" meta:object-count="0" meta:page-count="1" meta:paragraph-count="2" meta:word-count="39" meta:character-count="229" meta:non-whitespace-character-count="193"/>
    <meta:generator>LibreOffice/6.1.5.2$Linux_X86_64 LibreOffice_project/10$Build-2</meta:generator>
  </office:meta>
</office:document-meta>
</file>